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1.899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02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704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882cm"/>
    </style:style>
    <style:style style:name="gr5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6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5" style:family="graphic" style:parent-style-name="standard">
      <style:graphic-properties draw:stroke="none" draw:fill="none" fo:min-height="0.323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6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6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gr7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1.466cm" fo:min-width="1.094cm"/>
    </style:style>
    <style:style style:name="gr71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9cm" fo:min-width="2.013cm" fo:padding-top="0.134cm" fo:padding-bottom="0.134cm" fo:padding-left="0.259cm" fo:padding-right="0.259cm"/>
    </style:style>
    <style:style style:name="gr7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131cm"/>
    </style:style>
    <style:style style:name="gr73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8cm" fo:min-width="2.5cm" fo:padding-top="0.134cm" fo:padding-bottom="0.134cm" fo:padding-left="0.259cm" fo:padding-right="0.259cm"/>
    </style:style>
    <style:style style:name="gr7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572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P14" style:family="paragraph">
      <style:text-properties fo:font-family="'Arial Narrow'" style:font-style-name="Italic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2pt" style:font-size-asian="2pt" style:font-size-complex="2pt"/>
    </style:style>
    <style:style style:name="T8" style:family="text">
      <style:text-properties style:text-position="0% 100%" fo:font-family="'Arial Narrow'" style:font-style-name="Italic" style:font-family-generic="swiss" style:font-pitch="variable"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9" draw:text-style-name="P1" draw:layer="layout" svg:x1="18.78cm" svg:y1="6.709cm" svg:x2="18.78cm" svg:y2="5.699cm" svg:d="M18780 6709v-1010">
          <text:p/>
        </draw:connector>
        <draw:connector draw:style-name="gr9" draw:text-style-name="P1" draw:layer="layout" svg:x1="18.78cm" svg:y1="3.921cm" svg:x2="18.78cm" svg:y2="2.911cm" svg:d="M18780 3921v-1010">
          <text:p/>
        </draw:connector>
        <draw:connector draw:style-name="gr1" draw:text-style-name="P1" draw:layer="layout" draw:type="curve" draw:line-skew="1.729cm" svg:x1="17.5cm" svg:y1="10.245cm" svg:x2="19.284cm" svg:y2="9.225cm" draw:start-shape="id30" draw:start-glue-point="3" svg:d="M17500 10245c1828 0 937-1020 1784-1020">
          <text:p/>
        </draw:connector>
        <draw:connector draw:style-name="gr1" draw:text-style-name="P1" draw:layer="layout" draw:type="curve" draw:line-skew="1.818cm" svg:x1="17.5cm" svg:y1="8.164cm" svg:x2="19.288cm" svg:y2="9.219cm" draw:start-shape="id31" draw:end-shape="id32" draw:end-glue-point="3" svg:d="M17500 8164c1962 0 1068 1055 1788 1055">
          <text:p/>
        </draw:connector>
        <draw:connector draw:style-name="gr1" draw:text-style-name="P10" draw:layer="layout" draw:type="curve" svg:x1="14.038cm" svg:y1="8.456cm" svg:x2="14.035cm" svg:y2="9.917cm" svg:d="M14038 8456c0 1096-3 366-3 1461">
          <text:p/>
        </draw:connector>
        <draw:connector draw:style-name="gr1" draw:text-style-name="P10" draw:layer="layout" draw:type="curve" svg:x1="21.513cm" svg:y1="12.973cm" svg:x2="21.513cm" svg:y2="11.987cm" svg:d="M21513 12973v-986">
          <text:p/>
        </draw:connector>
        <draw:connector draw:style-name="gr1" draw:text-style-name="P10" draw:layer="layout" draw:type="curve" svg:x1="14.047cm" svg:y1="12.786cm" svg:x2="14.047cm" svg:y2="11.987cm" svg:d="M14047 12786v-799">
          <text:p/>
        </draw:connector>
        <draw:connector draw:style-name="gr1" draw:text-style-name="P1" draw:layer="layout" draw:type="curve" svg:x1="24.145cm" svg:y1="4.344cm" svg:x2="24.137cm" svg:y2="5.738cm" svg:d="M24145 4344c0 1045-8 349-8 1394">
          <text:p/>
        </draw:connector>
        <draw:connector draw:style-name="gr1" draw:text-style-name="P1" draw:layer="controls" draw:type="curve" svg:x1="24.75cm" svg:y1="9.128cm" svg:x2="24.749cm" svg:y2="7.79cm" svg:d="M24750 9128c0-1003-1-335-1-1338">
          <text:p/>
        </draw:connector>
        <draw:line draw:style-name="gr2" draw:text-style-name="P2" xml:id="id50" draw:id="id50" draw:layer="layout" svg:x1="19.211cm" svg:y1="12.876cm" svg:x2="19.211cm" svg:y2="13.765cm">
          <text:p/>
        </draw:line>
        <draw:custom-shape draw:style-name="gr3" draw:text-style-name="P4" xml:id="id33" draw:id="id33" draw:layer="layout" svg:width="2.286cm" svg:height="0.754cm" svg:x="8.686cm" svg:y="10.14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7" draw:id="id37" draw:layer="layout" svg:width="2.313cm" svg:height="0.689cm" svg:x="9.228cm" svg:y="4.375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3.175cm" svg:height="0.688cm" svg:x="13.758cm" svg:y="7.82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766cm" svg:y="12.697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972cm" svg:y1="10.521cm" svg:x2="13.758cm" svg:y2="8.164cm" draw:start-shape="id33" draw:end-shape="id34" draw:end-glue-point="3" svg:d="M10972 10521c2664 0 1271-2357 2786-2357">
          <text:p/>
        </draw:connector>
        <draw:connector draw:style-name="gr1" draw:text-style-name="P1" draw:layer="layout" draw:type="curve" draw:line-skew="0.199cm" svg:x1="10.972cm" svg:y1="10.521cm" svg:x2="13.766cm" svg:y2="13.04cm" draw:start-shape="id33" draw:start-glue-point="1" draw:end-shape="id35" draw:end-glue-point="3" svg:d="M10972 10521c2394 0 997 2519 2794 2519">
          <text:p/>
        </draw:connector>
        <draw:connector draw:style-name="gr1" draw:text-style-name="P1" draw:layer="layout" draw:type="curve" draw:line-skew="0.258cm" svg:x1="10.972cm" svg:y1="10.521cm" svg:x2="13.758cm" svg:y2="6.585cm" draw:start-shape="id33" draw:start-glue-point="1" draw:end-shape="id36" draw:end-glue-point="3" svg:d="M10972 10521c2476 0 1084-3936 2786-3936">
          <text:p/>
        </draw:connector>
        <draw:connector draw:style-name="gr1" draw:text-style-name="P1" draw:layer="layout" draw:type="curve" draw:line-skew="-0.237cm" svg:x1="11.541cm" svg:y1="4.719cm" svg:x2="14.496cm" svg:y2="3.055cm" draw:start-shape="id37" draw:start-glue-point="1" draw:end-shape="id38" draw:end-glue-point="3" svg:d="M11541 4719c1867 0 390-1664 2955-1664">
          <text:p/>
        </draw:connector>
        <draw:connector draw:style-name="gr1" draw:text-style-name="P1" draw:layer="layout" draw:type="curve" svg:x1="11.541cm" svg:y1="4.719cm" svg:x2="13.792cm" svg:y2="3.832cm" draw:start-shape="id37" draw:start-glue-point="1" draw:end-shape="id39" draw:end-glue-point="3" svg:d="M11541 4719c1687 0 562-887 2251-887">
          <text:p/>
        </draw:connector>
        <draw:connector draw:style-name="gr1" draw:text-style-name="P1" draw:layer="layout" draw:type="curve" draw:line-skew="0.28cm" svg:x1="10.972cm" svg:y1="10.521cm" svg:x2="13.881cm" svg:y2="7.068cm" draw:start-shape="id33" draw:start-glue-point="1" draw:end-shape="id40" draw:end-glue-point="3" svg:d="M10972 10521c2608 0 1154-3453 2909-3453">
          <text:p/>
        </draw:connector>
        <draw:custom-shape draw:style-name="gr6" draw:text-style-name="P4" xml:id="id31" draw:id="id31" draw:layer="layout" svg:width="4.191cm" svg:height="0.688cm" svg:x="17.5cm" svg:y="7.82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33cm" svg:y1="8.164cm" svg:x2="17.5cm" svg:y2="8.164cm" draw:start-shape="id34" draw:start-glue-point="1" draw:end-shape="id31" draw:end-glue-point="3" svg:d="M16933 8164h567">
          <text:p/>
        </draw:connector>
        <draw:custom-shape draw:style-name="gr14" draw:text-style-name="P4" xml:id="id41" draw:id="id41" draw:layer="layout" svg:width="4.191cm" svg:height="0.689cm" svg:x="17.492cm" svg:y="12.695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41cm" svg:y1="13.04cm" svg:x2="17.492cm" svg:y2="13.039cm" draw:start-shape="id35" draw:start-glue-point="1" draw:end-shape="id41" draw:end-glue-point="3" svg:d="M16941 13040c412 0 137-1 551-1">
          <text:p/>
        </draw:connector>
        <draw:custom-shape draw:style-name="gr12" draw:text-style-name="P4" xml:id="id42" draw:id="id42" draw:layer="layout" svg:width="0.7cm" svg:height="0.344cm" svg:x="13.766cm" svg:y="7.40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639cm" svg:y="10.75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972cm" svg:y1="10.521cm" svg:x2="13.766cm" svg:y2="7.576cm" draw:start-shape="id33" draw:start-glue-point="1" draw:end-shape="id42" draw:end-glue-point="3" svg:d="M10972 10521c2664 0 1267-2945 2794-2945">
          <text:p/>
        </draw:connector>
        <draw:connector draw:style-name="gr1" draw:text-style-name="P1" draw:layer="layout" draw:type="curve" draw:line-skew="0.28cm" svg:x1="10.972cm" svg:y1="10.521cm" svg:x2="13.639cm" svg:y2="10.926cm" draw:start-shape="id33" draw:start-glue-point="1" draw:end-shape="id43" draw:end-glue-point="3" svg:d="M10972 10521c2427 0 1094 405 2667 405">
          <text:p/>
        </draw:connector>
        <draw:frame draw:style-name="gr15" draw:text-style-name="P5" draw:layer="layout" svg:width="2.25cm" svg:height="0.577cm" svg:x="16.206cm" svg:y="13.257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306cm" svg:y="7.335cm">
          <draw:text-box>
            <text:p><text:span text:style-name="T2">pmo:semRole</text:span></text:p>
          </draw:text-box>
        </draw:frame>
        <draw:frame draw:style-name="gr54" draw:text-style-name="P5" draw:layer="layout" svg:width="2.399cm" svg:height="0.693cm" svg:x="10.906cm" svg:y="3.609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337cm" svg:y="9.601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8.043cm" svg:y="8.231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7.162cm" svg:y="13.01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2.102cm" svg:y1="8.58cm" svg:x2="13.758cm" svg:y2="6.585cm" draw:start-shape="id44" draw:end-shape="id36" draw:end-glue-point="3" svg:d="M12102 8580c1054 0 227-1995 1656-1995">
          <text:p/>
        </draw:connector>
        <draw:connector draw:style-name="gr1" draw:text-style-name="P1" draw:layer="layout" draw:type="curve" svg:x1="11.543cm" svg:y1="13.387cm" svg:x2="13.766cm" svg:y2="13.04cm" draw:start-shape="id45" draw:end-shape="id35" draw:end-glue-point="3" svg:d="M11543 13387c1666 0 555-347 2223-347">
          <text:p/>
        </draw:connector>
        <draw:connector draw:style-name="gr1" draw:text-style-name="P1" draw:layer="layout" draw:type="curve" svg:x1="10.845cm" svg:y1="13.003cm" svg:x2="10.846cm" svg:y2="10.873cm" svg:d="M10845 13003c0-1597 1-533 1-2130">
          <text:p/>
        </draw:connector>
        <draw:frame draw:style-name="gr20" draw:text-style-name="P5" draw:layer="layout" svg:width="3.101cm" svg:height="0.577cm" svg:x="10.356cm" svg:y="7.385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427cm" svg:y="13.257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948cm" svg:y="8.855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572cm" svg:y="9.393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921cm" svg:y1="9.393cm" svg:x2="8.043cm" svg:y2="8.58cm" draw:start-shape="id46" draw:start-glue-point="0" draw:end-shape="id44" draw:end-glue-point="3" svg:d="M6921 9393c0-542 374-813 1122-813">
          <text:p/>
        </draw:connector>
        <draw:connector draw:style-name="gr1" draw:text-style-name="P1" draw:layer="layout" draw:type="curve" draw:line-skew="-1.285cm" svg:x1="6.921cm" svg:y1="10.193cm" svg:x2="7.162cm" svg:y2="13.387cm" draw:start-shape="id46" draw:start-glue-point="2" draw:end-shape="id45" draw:end-glue-point="3" svg:d="M6921 10193c0 184-135 153-266 906s-258 2288 507 2288">
          <text:p/>
        </draw:connector>
        <draw:frame draw:style-name="gr23" draw:text-style-name="P5" draw:layer="layout" svg:width="2.661cm" svg:height="0.577cm" svg:x="5.472cm" svg:y="8.885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445cm" svg:y="10.209cm">
          <draw:text-box>
            <text:p><text:span text:style-name="T2">pmo:item</text:span></text:p>
          </draw:text-box>
        </draw:frame>
        <draw:frame draw:style-name="gr27" draw:text-style-name="P7" draw:layer="layout" svg:width="1.543cm" svg:height="0.577cm" svg:x="20.497cm" svg:y="10.775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50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20.672cm" svg:y="7.43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3.302cm" svg:x="13.50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9.735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9.608cm" svg:y="14.534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6.106cm" svg:y="14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6.233cm" svg:y="14.534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1.118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1.118cm" svg:y="14.534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887cm" svg:y="14.512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887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10.072cm" svg:y1="8.93cm" svg:x2="9.829cm" svg:y2="10.144cm" draw:start-shape="id44" draw:start-glue-point="2" draw:end-shape="id33" draw:end-glue-point="0" svg:d="M10072 8930c0 912-243 305-243 1214">
          <text:p/>
        </draw:connector>
        <draw:frame draw:style-name="gr55" draw:text-style-name="P5" draw:layer="layout" svg:width="2.775cm" svg:height="0.693cm" svg:x="8.686cm" svg:y="12.495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297cm" svg:y="6.17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329cm" svg:y1="6.17cm" svg:x2="10.384cm" svg:y2="5.064cm" draw:start-shape="id47" draw:start-glue-point="0" draw:end-shape="id37" draw:end-glue-point="2" svg:d="M10329 6170c0-823 55-271 55-1106">
          <text:p/>
        </draw:connector>
        <draw:frame draw:style-name="gr21" draw:text-style-name="P5" draw:layer="layout" svg:width="2.775cm" svg:height="0.577cm" svg:x="10.229cm" svg:y="5.561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53cm" svg:y="7.154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846cm" svg:y1="7.154cm" svg:x2="8.297cm" svg:y2="6.519cm" draw:start-shape="id48" draw:start-glue-point="0" draw:end-shape="id47" svg:d="M6846 7154c0-424 483-635 1451-635">
          <text:p/>
        </draw:connector>
        <draw:connector draw:style-name="gr1" draw:text-style-name="P1" draw:layer="layout" draw:type="curve" svg:x1="6.846cm" svg:y1="7.954cm" svg:x2="8.043cm" svg:y2="8.58cm" draw:start-shape="id48" draw:start-glue-point="2" draw:end-shape="id44" svg:d="M6846 7954c0 418 399 626 1197 626">
          <text:p/>
        </draw:connector>
        <draw:frame draw:style-name="gr23" draw:text-style-name="P5" draw:layer="layout" svg:width="2.661cm" svg:height="0.577cm" svg:x="5.584cm" svg:y="7.916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59cm" svg:y="6.646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638cm" svg:y="15.296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778cm" svg:height="1.52cm" svg:x="5.82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8.392cm" svg:height="1.524cm" svg:x="15.98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22.521cm" svg:y="15.296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352cm" svg:y1="13.765cm" svg:x2="8.252cm" svg:y2="14.407cm" draw:start-shape="id45" draw:start-glue-point="2" draw:end-shape="id49" draw:end-glue-point="0" svg:d="M9352 13765c0 486-1100 165-1100 642">
          <text:p/>
        </draw:connector>
        <draw:frame draw:style-name="gr21" draw:text-style-name="P5" draw:layer="layout" svg:width="2.775cm" svg:height="0.577cm" svg:x="6.292cm" svg:y="13.696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9.211cm" svg:y1="13.765cm" svg:x2="13.356cm" svg:y2="15.296cm" draw:start-shape="id50" draw:start-glue-point="2" draw:end-shape="id51" draw:end-glue-point="2" svg:d="M19211 13765c0 2484-5855 1718-5855 1531">
          <text:p/>
        </draw:connector>
        <draw:frame draw:style-name="gr21" draw:text-style-name="P5" draw:layer="layout" svg:width="2.775cm" svg:height="0.577cm" svg:x="11.618cm" svg:y="15.34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353cm" svg:y1="13.384cm" svg:x2="17.195cm" svg:y2="14.407cm" draw:start-shape="id35" draw:start-glue-point="2" draw:end-shape="id52" draw:end-glue-point="4" svg:d="M15353 13384c0 669 1842 158 1842 1023">
          <text:p/>
        </draw:connector>
        <draw:frame draw:style-name="gr21" draw:text-style-name="P5" draw:layer="layout" svg:width="2.775cm" svg:height="0.577cm" svg:x="14.555cm" svg:y="13.834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587cm" svg:y1="13.384cm" svg:x2="21.459cm" svg:y2="14.407cm" draw:start-shape="id41" draw:start-glue-point="2" draw:end-shape="id53" draw:end-glue-point="0" svg:d="M19587 13384c0 721 1872 210 1872 1023">
          <text:p/>
        </draw:connector>
        <draw:frame draw:style-name="gr21" draw:text-style-name="P5" draw:layer="layout" svg:width="2.775cm" svg:height="0.577cm" svg:x="21.327cm" svg:y="13.823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9.083cm" svg:y="15.2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8.392cm" svg:y="15.20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361cm" svg:y1="6.519cm" svg:x2="13.792cm" svg:y2="3.832cm" draw:start-shape="id47" draw:start-glue-point="1" draw:end-shape="id39" draw:end-glue-point="3" svg:d="M12361 6519c787 0 72-2687 1431-2687">
          <text:p/>
        </draw:connector>
        <draw:frame draw:style-name="gr20" draw:text-style-name="P5" draw:layer="layout" svg:width="3.101cm" svg:height="0.577cm" svg:x="12.811cm" svg:y="4.175cm">
          <draw:text-box>
            <text:p><text:span text:style-name="T2">pmo:evokedConcept</text:span></text:p>
          </draw:text-box>
        </draw:frame>
        <draw:g>
          <draw:custom-shape draw:style-name="gr44" draw:text-style-name="P4" draw:layer="controls" svg:width="2.997cm" svg:height="1.07cm" svg:x="22.164cm" svg:y="3.528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45" draw:text-style-name="P4" draw:layer="controls" svg:width="2.997cm" svg:height="1.104cm" svg:x="22.164cm" svg:y="8.747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6" draw:text-style-name="P4" draw:layer="controls" svg:width="3.124cm" svg:height="1.397cm" svg:x="22.164cm" svg:y="10.994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44" draw:text-style-name="P4" draw:layer="controls" svg:width="2.997cm" svg:height="0.711cm" svg:x="22.164cm" svg:y="5.765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45" draw:text-style-name="P4" draw:layer="controls" svg:width="2.997cm" svg:height="0.711cm" svg:x="22.164cm" svg:y="7.035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22.367cm" svg:y="4.529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3.662cm" svg:y1="5.765cm" svg:x2="21.529cm" svg:y2="6.229cm" draw:start-shape="id54" draw:start-glue-point="0" svg:d="M23662 5765c0-765-2133-997-2133 464">
          <text:p/>
        </draw:connector>
        <draw:frame draw:style-name="gr56" draw:text-style-name="P5" draw:layer="controls" svg:width="3.302cm" svg:height="0.573cm" svg:x="21.828cm" svg:y="9.82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22.164cm" svg:y1="7.39cm" svg:x2="16.872cm" svg:y2="6.869cm" draw:start-shape="id55" draw:start-glue-point="3" draw:end-shape="id56" draw:end-glue-point="2" svg:d="M22164 7390c-3528 0-5292-173-5292-521">
          <text:p/>
        </draw:connector>
        <draw:custom-shape draw:style-name="gr49" draw:text-style-name="P1" draw:layer="layout" svg:width="3.429cm" svg:height="11.699cm" draw:transform="skewX (-0.0029670597283898) rotate (-0.00296705972957703) translate (21.986cm 2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4.048cm" svg:y="13.319cm">
          <draw:text-box>
            <text:p text:style-name="P6"><text:span text:style-name="T3">Examples </text:span></text:p>
          </draw:text-box>
        </draw:frame>
        <draw:frame draw:style-name="gr57" draw:text-style-name="P5" draw:layer="layout" svg:width="2.204cm" svg:height="0.573cm" svg:x="23.053cm" svg:y="8.301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22.875cm" svg:y="10.359cm">
          <draw:text-box>
            <text:p><text:span text:style-name="T2">nif:referenceContext</text:span></text:p>
          </draw:text-box>
        </draw:frame>
        <draw:rect draw:style-name="gr52" draw:text-style-name="P2" xml:id="id58" draw:id="id58" draw:layer="layout" svg:width="0.635cm" svg:height="0.508cm" svg:x="24.653cm" svg:y="10.994cm">
          <text:p/>
        </draw:rect>
        <draw:connector draw:style-name="gr1" draw:text-style-name="P1" draw:layer="layout" draw:type="curve" draw:line-skew="-0.415cm" svg:x1="25.161cm" svg:y1="4.344cm" svg:x2="25.288cm" svg:y2="11.248cm" draw:start-shape="id57" draw:start-glue-point="1" draw:end-shape="id58" draw:end-glue-point="1" svg:d="M25161 4344c318 0 254 6904 127 6904">
          <text:p/>
        </draw:connector>
        <draw:rect draw:style-name="gr52" draw:text-style-name="P2" xml:id="id57" draw:id="id57" draw:layer="layout" svg:width="0.635cm" svg:height="0.508cm" svg:x="24.526cm" svg:y="4.09cm">
          <text:p/>
        </draw:rect>
        <draw:frame draw:style-name="gr53" draw:text-style-name="P5" draw:layer="layout" svg:width="2.382cm" svg:height="0.577cm" svg:x="20.431cm" svg:y="6.927cm">
          <draw:text-box>
            <text:p><text:span text:style-name="T2">pmo:valueObj</text:span></text:p>
          </draw:text-box>
        </draw:frame>
        <draw:frame draw:style-name="gr58" draw:text-style-name="P5" draw:layer="layout" svg:width="2.382cm" svg:height="0.573cm" svg:x="21.828cm" svg:y="5.253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164cm" svg:y1="9.299cm" svg:x2="22.164cm" svg:y2="11.692cm" draw:start-shape="id59" draw:end-shape="id60" draw:end-glue-point="3" svg:d="M22164 9299c-265 0-265 2393 0 2393">
          <text:p/>
        </draw:connector>
        <draw:rect draw:style-name="gr52" draw:text-style-name="P2" draw:layer="layout" svg:width="0.505cm" svg:height="0.508cm" draw:transform="skewX (0.0118682389135592) translate (21.189cm 10.844cm)">
          <text:p/>
        </draw:rect>
        <draw:g xml:id="id65" draw:id="id65">
          <draw:custom-shape draw:style-name="gr59" draw:text-style-name="P11" draw:layer="layout" svg:width="2.565cm" svg:height="1.118cm" svg:x="6.781cm" svg:y="11.377cm">
            <text:p text:style-name="P3"><text:span text:style-name="T5">pm:form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60" draw:text-style-name="P10" draw:layer="layout" svg:x1="6.781cm" svg:y1="12.065cm" svg:x2="9.346cm" svg:y2="12.065cm">
            <text:p/>
          </draw:line>
        </draw:g>
        <draw:g xml:id="id64" draw:id="id64">
          <draw:custom-shape draw:style-name="gr61" draw:text-style-name="P11" draw:layer="layout" svg:width="2.891cm" svg:height="1.12cm" svg:x="5.826cm" svg:y="3.182cm">
            <text:p text:style-name="P3"><text:span text:style-name="T5">pm:form-n-seller</text:span></text:p>
            <text:p text:style-name="P3"><text:span text:style-name="T6">ontolex:Form</text:span></text:p>
            <text:p text:style-name="P3"><text:span text:style-name="T8"/></text:p>
            <text:p text:style-name="P3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0" draw:layer="layout" svg:x1="5.826cm" svg:y1="3.871cm" svg:x2="8.717cm" svg:y2="3.871cm">
            <text:p/>
          </draw:line>
        </draw:g>
        <draw:custom-shape draw:style-name="gr62" draw:text-style-name="P11" xml:id="id62" draw:id="id62" draw:layer="layout" svg:width="4.064cm" svg:height="0.688cm" svg:x="17.576cm" svg:y="11.299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xml:id="id61" draw:id="id61" draw:layer="layout" svg:width="3.175cm" svg:height="0.688cm" svg:x="13.766cm" svg:y="11.299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1.643cm" svg:x2="17.576cm" svg:y2="11.643cm" draw:start-shape="id61" draw:start-glue-point="1" draw:end-shape="id62" draw:end-glue-point="3" svg:d="M16941 11643h635">
          <text:p/>
        </draw:connector>
        <draw:frame draw:style-name="gr64" draw:text-style-name="P12" draw:layer="layout" svg:width="5.303cm" svg:height="0.573cm" svg:x="17.226cm" svg:y="12.176cm">
          <draw:text-box>
            <text:p><text:span text:style-name="T6">pmofn:inheritsFromFER (pmo:roleRel)</text:span></text:p>
          </draw:text-box>
        </draw:frame>
        <draw:frame draw:style-name="gr65" draw:text-style-name="P13" draw:layer="layout" svg:width="4.826cm" svg:height="0.573cm" svg:x="13.993cm" svg:y="11.86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306cm" svg:y="10.844cm">
          <draw:text-box>
            <text:p><text:span text:style-name="T2">pmo:semRole</text:span></text:p>
          </draw:text-box>
        </draw:frame>
        <draw:custom-shape draw:style-name="gr66" draw:text-style-name="P11" xml:id="id63" draw:id="id63" draw:layer="layout" svg:width="3.175cm" svg:height="0.689cm" svg:x="13.766cm" svg:y="9.901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2" draw:layer="layout" svg:width="4.515cm" svg:height="0.573cm" svg:x="13.884cm" svg:y="8.909cm">
          <draw:text-box>
            <text:p><text:span text:style-name="T6">pmovn:subclass (pmo:classRel)</text:span></text:p>
          </draw:text-box>
        </draw:frame>
        <draw:custom-shape draw:style-name="gr68" draw:text-style-name="P11" xml:id="id30" draw:id="id30" draw:layer="layout" svg:width="4.191cm" svg:height="0.688cm" svg:x="17.5cm" svg:y="9.901cm">
          <text:p text:style-name="P3"><text:span text:style-name="T5">pm:vn32-give-13.1@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0.245cm" svg:x2="17.5cm" svg:y2="10.245cm" draw:start-shape="id63" draw:start-glue-point="1" draw:end-shape="id30" draw:end-glue-point="3" svg:d="M16941 10245h559">
          <text:p/>
        </draw:connector>
        <draw:custom-shape draw:style-name="gr62" draw:text-style-name="P11" draw:layer="layout" svg:width="4.191cm" svg:height="0.688cm" svg:x="17.5cm" svg:y="11.303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69" draw:text-style-name="P12" draw:layer="layout" svg:width="3.355cm" svg:height="0.573cm" svg:x="7.998cm" svg:y="10.844cm">
          <draw:text-box>
            <text:p><text:span text:style-name="T6">ontolex:canonicalForm</text:span></text:p>
          </draw:text-box>
        </draw:frame>
        <draw:frame draw:style-name="gr69" draw:text-style-name="P12" draw:layer="layout" svg:width="3.355cm" svg:height="0.573cm" svg:x="5.953cm" svg:y="4.731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svg:x1="9.228cm" svg:y1="4.719cm" svg:x2="7.271cm" svg:y2="4.302cm" draw:start-shape="id37" draw:start-glue-point="3" draw:end-shape="id64" svg:d="M9228 4719c-1305 0-1957-139-1957-417">
          <text:p/>
        </draw:connector>
        <draw:connector draw:style-name="gr1" draw:text-style-name="P1" draw:layer="layout" draw:type="curve" svg:x1="8.686cm" svg:y1="10.521cm" svg:x2="8.063cm" svg:y2="11.377cm" draw:start-shape="id33" draw:start-glue-point="3" draw:end-shape="id65" draw:end-glue-point="0" svg:d="M8686 10521c-416 0-623 285-623 856">
          <text:p/>
        </draw:connector>
        <draw:custom-shape draw:style-name="gr7" draw:text-style-name="P4" xml:id="id39" draw:id="id39" draw:layer="layout" svg:width="3.175cm" svg:height="0.7cm" svg:x="13.792cm" svg:y="3.482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518cm" svg:y="3.481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8" draw:id="id38" draw:layer="layout" svg:width="0.7cm" svg:height="0.344cm" svg:x="14.496cm" svg:y="2.883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2.25cm" svg:height="0.577cm" svg:x="16.205cm" svg:y="4.051cm">
          <draw:text-box>
            <text:p><text:span text:style-name="T2">pmo:semRole</text:span></text:p>
          </draw:text-box>
        </draw:frame>
        <draw:frame draw:style-name="gr70" draw:text-style-name="P7" draw:layer="layout" svg:width="1.594cm" svg:height="1.716cm" svg:x="20.553cm" svg:y="2.008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82cm" svg:height="2.656cm" draw:transform="skewX (0.0045378560551844) rotate (0.004363323129985) translate (13.497cm 2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967cm" svg:y1="3.861cm" svg:x2="17.518cm" svg:y2="3.862cm" svg:d="M16967 3861h276v1h275">
          <text:p/>
        </draw:connector>
        <draw:custom-shape draw:style-name="gr71" draw:text-style-name="P11" draw:layer="layout" svg:width="2.513cm" svg:height="0.689cm" svg:x="17.544cm" svg:y="2.23cm">
          <text:p text:style-name="P3"><text:span text:style-name="T5">pmonb:arg0</text:span></text:p>
          <text:p text:style-name="P3"><text:span text:style-name="T6">pmon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87cm" svg:y="2.917cm">
          <draw:text-box>
            <text:p><text:span text:style-name="T6">pmonb:argument</text:span></text:p>
          </draw:text-box>
        </draw:frame>
        <draw:frame draw:style-name="gr30" draw:text-style-name="P14" draw:layer="layout" svg:width="1.531cm" svg:height="0.577cm" svg:x="20.531cm" svg:y="4.857cm">
          <draw:text-box>
            <text:p><text:span text:style-name="T3">PropBank</text:span></text:p>
          </draw:text-box>
        </draw:frame>
        <draw:custom-shape draw:style-name="gr5" draw:text-style-name="P11" xml:id="id36" draw:id="id36" draw:layer="layout" svg:width="3.175cm" svg:height="0.689cm" svg:x="13.758cm" svg:y="6.241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66" draw:id="id66" draw:layer="layout" svg:width="4.191cm" svg:height="0.688cm" svg:x="17.5cm" svg:y="6.242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svg:x1="16.933cm" svg:y1="6.585cm" svg:x2="17.5cm" svg:y2="6.586cm" draw:start-shape="id36" draw:start-glue-point="1" draw:end-shape="id66" draw:end-glue-point="3" svg:d="M16933 6585h283v1h284">
          <text:p/>
        </draw:connector>
        <draw:custom-shape draw:style-name="gr13" draw:text-style-name="P11" xml:id="id40" draw:id="id40" draw:layer="layout" svg:width="0.7cm" svg:height="0.345cm" svg:x="13.881cm" svg:y="6.8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2.25cm" svg:height="0.577cm" svg:x="16.207cm" svg:y="5.788cm">
          <draw:text-box>
            <text:p><text:span text:style-name="T2">pmo:semRole</text:span></text:p>
          </draw:text-box>
        </draw:frame>
        <draw:custom-shape draw:style-name="gr26" draw:text-style-name="P10" draw:layer="layout" svg:width="8.377cm" svg:height="2.451cm" svg:x="13.504cm" svg:y="4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2" draw:text-style-name="P10" xml:id="id56" draw:id="id56" draw:layer="layout" svg:width="0.634cm" svg:height="0.508cm" draw:transform="skewX (0.0118682389135592) translate (16.561cm 6.361cm)">
          <text:p/>
        </draw:rect>
        <draw:custom-shape draw:style-name="gr71" draw:text-style-name="P11" draw:layer="layout" svg:width="2.513cm" svg:height="0.689cm" svg:x="17.51cm" svg:y="4.972cm">
          <text:p text:style-name="P3"><text:span text:style-name="T5">pmopb:arg0</text:span></text:p>
          <text:p text:style-name="P3"><text:span text:style-name="T6">pmop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53cm" svg:y="5.661cm">
          <draw:text-box>
            <text:p><text:span text:style-name="T6">pmopb:argument</text:span></text:p>
          </draw:text-box>
        </draw:frame>
        <draw:custom-shape draw:style-name="gr73" draw:text-style-name="P11" xml:id="id32" draw:id="id32" draw:layer="layout" svg:width="2.365cm" svg:height="0.688cm" svg:x="19.288cm" svg:y="8.875cm">
          <text:p text:style-name="P3"><text:span text:style-name="T5">pmovn:agent</text:span></text:p>
          <text:p text:style-name="P3"><text:span text:style-name="T6">pmovn:ThematicRole</text:span></text:p>
          <draw:enhanced-geometry svg:viewBox="0 0 21600 21600" draw:type="rectangle" draw:enhanced-path="M 0 0 L 21600 0 21600 21600 0 21600 0 0 Z N"/>
        </draw:custom-shape>
        <draw:frame draw:style-name="gr74" draw:text-style-name="P12" draw:layer="layout" svg:width="3.072cm" svg:height="0.573cm" svg:x="16.467cm" svg:y="9.317cm">
          <draw:text-box>
            <text:p><text:span text:style-name="T6">pmovn:thematicRole</text:span></text:p>
          </draw:text-box>
        </draw:frame>
        <draw:frame draw:style-name="gr74" draw:text-style-name="P12" draw:layer="layout" svg:width="3.072cm" svg:height="0.573cm" svg:x="16.494cm" svg:y="8.493cm">
          <draw:text-box>
            <text:p><text:span text:style-name="T6">pmovn:thematicR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8-02-15T11:44:00</dc:date>
    <meta:editing-duration>P1DT1H3M47S</meta:editing-duration>
    <meta:editing-cycles>40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78"/>
  </office:meta>
</office:document-meta>
</file>